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in" text:min-label-width="0.25in" text:list-level-position-and-space-mode="label-alignment">
          <style:list-level-label-alignment text:label-followed-by="listtab" fo:margin-left="2.234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in" text:min-label-width="0.25in" text:list-level-position-and-space-mode="label-alignment">
          <style:list-level-label-alignment text:label-followed-by="listtab" fo:margin-left="3.73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in" text:min-label-width="0.25in" text:list-level-position-and-space-mode="label-alignment">
          <style:list-level-label-alignment text:label-followed-by="listtab" fo:margin-left="5.234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ans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line-height="115%"/>
    </style:style>
    <style:style style:name="P2" style:parent-style-name="PreformattedText" style:family="paragraph">
      <style:paragraph-properties fo:line-height="115%"/>
      <style:text-properties style:font-name="Liberation Sans"/>
    </style:style>
    <style:style style:name="P3" style:parent-style-name="PreformattedText" style:family="paragraph">
      <style:paragraph-properties fo:line-height="115%"/>
      <style:text-properties style:font-name="Liberation Sans"/>
    </style:style>
    <style:style style:name="P4" style:parent-style-name="PreformattedText" style:family="paragraph">
      <style:paragraph-properties fo:line-height="115%"/>
      <style:text-properties style:font-name="Liberation Sans"/>
    </style:style>
    <style:style style:name="P5" style:parent-style-name="Titolo1" style:family="paragraph">
      <style:paragraph-properties fo:line-height="115%"/>
      <style:text-properties fo:font-size="13pt" style:font-size-asian="13pt" style:font-size-complex="13pt" fo:language="en" fo:country="GB"/>
    </style:style>
    <style:style style:name="P6" style:parent-style-name="PreformattedText" style:family="paragraph">
      <style:paragraph-properties fo:line-height="115%"/>
    </style:style>
    <style:style style:name="T7" style:parent-style-name="Car.predefinitoparagrafo" style:family="text">
      <style:text-properties style:font-name="Liberation Sans" fo:language="en" fo:country="GB"/>
    </style:style>
    <style:style style:name="T8" style:parent-style-name="Car.predefinitoparagrafo" style:family="text">
      <style:text-properties style:font-name="Liberation Sans"/>
    </style:style>
    <style:style style:name="T9" style:parent-style-name="Car.predefinitoparagrafo" style:family="text">
      <style:text-properties style:font-name="Liberation Sans"/>
    </style:style>
    <style:style style:name="P10" style:parent-style-name="PreformattedText" style:family="paragraph">
      <style:paragraph-properties fo:line-height="115%"/>
      <style:text-properties style:font-name="Liberation Sans"/>
    </style:style>
    <style:style style:name="P11" style:parent-style-name="PreformattedText" style:family="paragraph">
      <style:paragraph-properties fo:line-height="115%"/>
      <style:text-properties style:font-name="Liberation Sans"/>
    </style:style>
    <style:style style:name="P12" style:parent-style-name="PreformattedText" style:family="paragraph">
      <style:paragraph-properties fo:line-height="115%"/>
      <style:text-properties style:font-name="Liberation Sans"/>
    </style:style>
    <style:style style:name="P13" style:parent-style-name="PreformattedText" style:family="paragraph">
      <style:paragraph-properties fo:line-height="115%"/>
      <style:text-properties style:font-name="Liberation Sans"/>
    </style:style>
    <style:style style:name="P14" style:parent-style-name="PreformattedText" style:family="paragraph">
      <style:paragraph-properties fo:line-height="115%"/>
      <style:text-properties style:font-name="Liberation Sans"/>
    </style:style>
    <style:style style:name="P15" style:parent-style-name="PreformattedText" style:family="paragraph">
      <style:paragraph-properties fo:line-height="115%"/>
      <style:text-properties style:font-name="Liberation Sans"/>
    </style:style>
    <style:style style:name="P16" style:parent-style-name="PreformattedText" style:family="paragraph">
      <style:paragraph-properties fo:line-height="115%"/>
      <style:text-properties style:font-name="Liberation Sans"/>
    </style:style>
    <style:style style:name="P17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18" style:parent-style-name="PreformattedText" style:family="paragraph">
      <style:paragraph-properties fo:line-height="115%"/>
      <style:text-properties style:font-name="Liberation Sans"/>
    </style:style>
    <style:style style:name="P19" style:parent-style-name="PreformattedText" style:family="paragraph">
      <style:paragraph-properties fo:line-height="115%"/>
      <style:text-properties style:font-name="Liberation Sans"/>
    </style:style>
    <style:style style:name="P20" style:parent-style-name="PreformattedText" style:family="paragraph">
      <style:paragraph-properties fo:line-height="115%"/>
      <style:text-properties style:font-name="Liberation Sans" fo:language="en" fo:country="GB"/>
    </style:style>
    <style:style style:name="P21" style:parent-style-name="PreformattedText" style:family="paragraph">
      <style:paragraph-properties fo:line-height="115%"/>
      <style:text-properties style:font-name="Liberation Sans"/>
    </style:style>
    <style:style style:name="P22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23" style:parent-style-name="PreformattedText" style:family="paragraph">
      <style:paragraph-properties fo:line-height="115%"/>
      <style:text-properties style:font-name="Liberation Sans"/>
    </style:style>
    <style:style style:name="P24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25" style:parent-style-name="PreformattedText" style:family="paragraph">
      <style:paragraph-properties fo:line-height="115%"/>
      <style:text-properties style:font-name="Liberation Sans"/>
    </style:style>
    <style:style style:name="P26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27" style:parent-style-name="PreformattedText" style:family="paragraph">
      <style:paragraph-properties fo:line-height="115%"/>
      <style:text-properties style:font-name="Liberation Sans"/>
    </style:style>
    <style:style style:name="P28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29" style:parent-style-name="PreformattedText" style:family="paragraph">
      <style:paragraph-properties fo:line-height="115%"/>
      <style:text-properties style:font-name="Liberation Sans" fo:language="en" fo:country="GB"/>
    </style:style>
    <style:style style:name="P30" style:parent-style-name="PreformattedText" style:family="paragraph">
      <style:paragraph-properties fo:line-height="115%"/>
      <style:text-properties style:font-name="Liberation Sans"/>
    </style:style>
    <style:style style:name="P31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32" style:parent-style-name="Titolo1" style:family="paragraph">
      <style:paragraph-properties fo:line-height="115%"/>
      <style:text-properties fo:font-size="13pt" style:font-size-asian="13pt" style:font-size-complex="13pt" fo:language="en" fo:country="GB"/>
    </style:style>
    <style:style style:name="P33" style:parent-style-name="PreformattedText" style:family="paragraph">
      <style:paragraph-properties fo:line-height="115%"/>
      <style:text-properties style:font-name="Liberation Sans"/>
    </style:style>
    <style:style style:name="P34" style:parent-style-name="PreformattedText" style:family="paragraph">
      <style:paragraph-properties fo:line-height="115%"/>
      <style:text-properties style:font-name="Liberation Sans" fo:font-weight="bold" style:font-weight-asian="bold" style:font-weight-complex="bold"/>
    </style:style>
    <style:style style:name="P35" style:parent-style-name="PreformattedText" style:family="paragraph">
      <style:paragraph-properties fo:line-height="115%"/>
      <style:text-properties style:font-name="Liberation Sans"/>
    </style:style>
    <style:style style:name="P36" style:parent-style-name="PreformattedText" style:family="paragraph">
      <style:paragraph-properties fo:line-height="115%"/>
      <style:text-properties style:font-name="Liberation Sans"/>
    </style:style>
    <style:style style:name="P37" style:parent-style-name="PreformattedText" style:family="paragraph">
      <style:paragraph-properties fo:line-height="115%"/>
      <style:text-properties style:font-name="Liberation Sans" fo:font-weight="bold" style:font-weight-asian="bold" style:font-weight-complex="bold"/>
    </style:style>
    <style:style style:name="P38" style:parent-style-name="PreformattedText" style:family="paragraph">
      <style:paragraph-properties fo:line-height="115%"/>
      <style:text-properties style:font-name="Liberation Sans"/>
    </style:style>
    <style:style style:name="P39" style:parent-style-name="PreformattedText" style:family="paragraph">
      <style:paragraph-properties fo:line-height="115%"/>
      <style:text-properties style:font-name="Liberation Sans"/>
    </style:style>
    <style:style style:name="P40" style:parent-style-name="PreformattedText" style:family="paragraph">
      <style:paragraph-properties fo:line-height="115%"/>
      <style:text-properties style:font-name="Liberation Sans" fo:font-weight="bold" style:font-weight-asian="bold" style:font-weight-complex="bold"/>
    </style:style>
    <style:style style:name="P41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42" style:parent-style-name="PreformattedText" style:family="paragraph">
      <style:paragraph-properties fo:line-height="115%"/>
      <style:text-properties style:font-name="Liberation Sans"/>
    </style:style>
    <style:style style:name="P43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44" style:parent-style-name="PreformattedText" style:family="paragraph">
      <style:paragraph-properties fo:line-height="115%"/>
      <style:text-properties style:font-name="Liberation Sans" fo:language="en" fo:country="GB"/>
    </style:style>
    <style:style style:name="P45" style:parent-style-name="PreformattedText" style:family="paragraph">
      <style:paragraph-properties fo:line-height="115%"/>
    </style:style>
    <style:style style:name="T46" style:parent-style-name="Car.predefinitoparagrafo" style:family="text">
      <style:text-properties style:font-name="Liberation Sans"/>
    </style:style>
    <style:style style:name="T47" style:parent-style-name="Car.predefinitoparagrafo" style:family="text">
      <style:text-properties style:font-name="Liberation Sans" fo:font-weight="bold" style:font-weight-asian="bold" style:font-weight-complex="bold"/>
    </style:style>
    <style:style style:name="T48" style:parent-style-name="Car.predefinitoparagrafo" style:family="text">
      <style:text-properties style:font-name="Liberation Sans"/>
    </style:style>
    <style:style style:name="P49" style:parent-style-name="PreformattedText" style:family="paragraph">
      <style:paragraph-properties fo:line-height="115%"/>
      <style:text-properties style:font-name="Liberation Sans"/>
    </style:style>
    <style:style style:name="P50" style:parent-style-name="PreformattedText" style:family="paragraph">
      <style:paragraph-properties fo:line-height="115%"/>
      <style:text-properties style:font-name="Liberation Sans"/>
    </style:style>
    <style:style style:name="P51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52" style:parent-style-name="Titolo1" style:family="paragraph">
      <style:paragraph-properties fo:line-height="115%"/>
      <style:text-properties fo:font-size="13pt" style:font-size-asian="13pt" style:font-size-complex="13pt" fo:language="en" fo:country="GB"/>
    </style:style>
    <style:style style:name="P53" style:parent-style-name="PreformattedText" style:family="paragraph">
      <style:paragraph-properties fo:line-height="115%"/>
      <style:text-properties style:font-name="Liberation Sans"/>
    </style:style>
    <style:style style:name="P54" style:parent-style-name="PreformattedText" style:family="paragraph">
      <style:paragraph-properties fo:line-height="115%"/>
      <style:text-properties style:font-name="Liberation Sans" fo:font-weight="bold" style:font-weight-asian="bold" style:font-weight-complex="bold" fo:language="en" fo:country="GB"/>
    </style:style>
    <style:style style:name="P55" style:parent-style-name="PreformattedText" style:family="paragraph">
      <style:paragraph-properties fo:line-height="115%"/>
      <style:text-properties style:font-name="Liberation Sans" fo:language="en" fo:country="GB"/>
    </style:style>
    <style:style style:name="P56" style:parent-style-name="PreformattedText" style:family="paragraph">
      <style:paragraph-properties fo:line-height="115%"/>
    </style:style>
    <style:style style:name="T57" style:parent-style-name="Car.predefinitoparagrafo" style:family="text">
      <style:text-properties style:font-name="Liberation Sans"/>
    </style:style>
    <style:style style:name="T58" style:parent-style-name="Car.predefinitoparagrafo" style:family="text">
      <style:text-properties style:font-name="Liberation Sans" fo:font-weight="bold" style:font-weight-asian="bold" style:font-weight-complex="bold"/>
    </style:style>
    <style:style style:name="T59" style:parent-style-name="Car.predefinitoparagrafo" style:family="text">
      <style:text-properties style:font-name="Liberation Sans"/>
    </style:style>
    <style:style style:name="P60" style:parent-style-name="PreformattedText" style:family="paragraph">
      <style:paragraph-properties fo:line-height="115%"/>
      <style:text-properties style:font-name="Liberation Sans" fo:language="en" fo:country="GB"/>
    </style:style>
    <style:style style:name="P61" style:parent-style-name="PreformattedText" style:family="paragraph">
      <style:paragraph-properties fo:line-height="115%"/>
      <style:text-properties style:font-name="Liberation Sans" fo:language="en" fo:country="GB"/>
    </style:style>
    <style:style style:name="P62" style:parent-style-name="PreformattedText" style:family="paragraph">
      <style:paragraph-properties fo:line-height="115%"/>
      <style:text-properties style:font-name="Liberation Sans" fo:language="en" fo:country="GB"/>
    </style:style>
    <style:style style:name="P63" style:parent-style-name="PreformattedText" style:family="paragraph">
      <style:paragraph-properties fo:line-height="115%"/>
      <style:text-properties style:font-name="Liberation Sans" fo:language="en" fo:country="GB"/>
    </style:style>
    <style:style style:name="P64" style:parent-style-name="PreformattedText" style:family="paragraph">
      <style:paragraph-properties fo:line-height="115%"/>
      <style:text-properties style:font-name="Liberation Sans" fo:language="en" fo:country="GB"/>
    </style:style>
    <style:style style:name="P65" style:parent-style-name="PreformattedText" style:family="paragraph">
      <style:paragraph-properties fo:line-height="115%"/>
      <style:text-properties style:font-name="Liberation Sans" fo:language="en" fo:country="GB"/>
    </style:style>
    <style:style style:name="P66" style:parent-style-name="PreformattedText" style:family="paragraph">
      <style:paragraph-properties fo:line-height="115%"/>
      <style:text-properties style:font-name="Liberation Sans" fo:language="en" fo:country="GB"/>
    </style:style>
    <style:style style:name="P67" style:parent-style-name="PreformattedText" style:family="paragraph">
      <style:paragraph-properties fo:line-height="115%"/>
      <style:text-properties style:font-name="Liberation Sans" fo:language="en" fo:country="GB"/>
    </style:style>
    <style:style style:name="P68" style:parent-style-name="PreformattedText" style:family="paragraph">
      <style:paragraph-properties fo:line-height="115%"/>
      <style:text-properties style:font-name="Liberation Sans" fo:language="en" fo:country="GB"/>
    </style:style>
    <style:style style:name="P69" style:parent-style-name="PreformattedText" style:family="paragraph">
      <style:paragraph-properties fo:line-height="115%"/>
      <style:text-properties style:font-name="Liberation Sans" fo:language="en" fo:country="GB"/>
    </style:style>
    <style:style style:name="P70" style:parent-style-name="PreformattedText" style:family="paragraph">
      <style:paragraph-properties fo:line-height="115%"/>
      <style:text-properties style:font-name="Liberation Sans" fo:language="en" fo:country="GB"/>
    </style:style>
    <style:style style:name="P71" style:parent-style-name="PreformattedText" style:family="paragraph">
      <style:paragraph-properties fo:line-height="115%"/>
      <style:text-properties style:font-name="Liberation Sans" fo:language="en" fo:country="GB"/>
    </style:style>
    <style:style style:name="P72" style:parent-style-name="PreformattedText" style:family="paragraph">
      <style:paragraph-properties fo:line-height="115%"/>
      <style:text-properties style:font-name="Liberation Sans" fo:language="en" fo:country="GB"/>
    </style:style>
    <style:style style:name="P73" style:parent-style-name="PreformattedText" style:family="paragraph">
      <style:paragraph-properties fo:line-height="115%"/>
      <style:text-properties style:font-name="Liberation Sans" fo:language="en" fo:country="GB"/>
    </style:style>
    <style:style style:name="P74" style:parent-style-name="PreformattedText" style:family="paragraph">
      <style:paragraph-properties fo:line-height="115%"/>
      <style:text-properties style:font-name="Liberation Sans" fo:language="en" fo:country="GB"/>
    </style:style>
    <style:style style:name="P75" style:parent-style-name="PreformattedText" style:family="paragraph">
      <style:paragraph-properties fo:line-height="115%"/>
      <style:text-properties style:font-name="Liberation Sans" fo:language="en" fo:country="GB"/>
    </style:style>
    <style:style style:name="P76" style:parent-style-name="PreformattedText" style:family="paragraph">
      <style:paragraph-properties fo:line-height="115%"/>
      <style:text-properties style:font-name="Liberation Sans" fo:language="en" fo:country="GB"/>
    </style:style>
    <style:style style:name="P77" style:parent-style-name="PreformattedText" style:family="paragraph">
      <style:paragraph-properties fo:line-height="115%"/>
      <style:text-properties style:font-name="Liberation Sans" fo:language="en" fo:country="GB"/>
    </style:style>
    <style:style style:name="P78" style:parent-style-name="PreformattedText" style:family="paragraph">
      <style:paragraph-properties fo:line-height="115%"/>
      <style:text-properties style:font-name="Liberation Sans" fo:language="en" fo:country="GB"/>
    </style:style>
    <style:style style:name="P79" style:parent-style-name="PreformattedText" style:family="paragraph">
      <style:paragraph-properties fo:line-height="115%"/>
      <style:text-properties style:font-name="Liberation Sans" fo:language="en" fo:country="GB"/>
    </style:style>
    <style:style style:name="P80" style:parent-style-name="PreformattedText" style:family="paragraph">
      <style:paragraph-properties fo:line-height="115%"/>
      <style:text-properties style:font-name="Liberation Sans" fo:language="en" fo:country="GB"/>
    </style:style>
    <style:style style:name="P81" style:parent-style-name="PreformattedText" style:family="paragraph">
      <style:paragraph-properties fo:line-height="115%"/>
      <style:text-properties style:font-name="Liberation Sans" fo:language="en" fo:country="GB"/>
    </style:style>
    <style:style style:name="P82" style:parent-style-name="PreformattedText" style:family="paragraph">
      <style:paragraph-properties fo:line-height="115%"/>
      <style:text-properties style:font-name="Liberation Sans" fo:language="en" fo:country="GB"/>
    </style:style>
    <style:style style:name="P83" style:parent-style-name="PreformattedText" style:family="paragraph">
      <style:paragraph-properties fo:line-height="115%"/>
      <style:text-properties style:font-name="Liberation Sans"/>
    </style:style>
    <style:style style:name="P84" style:parent-style-name="Titolo1" style:family="paragraph">
      <style:paragraph-properties fo:line-height="115%"/>
      <style:text-properties fo:font-size="13pt" style:font-size-asian="13pt" style:font-size-complex="13pt"/>
    </style:style>
    <style:style style:name="P85" style:parent-style-name="Textbody" style:family="paragraph">
      <style:text-properties style:font-name="Liberation Sans" fo:font-size="10pt" style:font-size-asian="10pt" style:font-size-complex="10pt"/>
    </style:style>
    <style:style style:name="P86" style:parent-style-name="Textbody" style:family="paragraph">
      <style:text-properties style:font-name="Liberation Sans" fo:font-size="10pt" style:font-size-asian="10pt" style:font-size-complex="10pt"/>
    </style:style>
    <style:style style:name="P87" style:parent-style-name="Textbody" style:family="paragraph">
      <style:paragraph-properties fo:text-indent="0.4923in"/>
    </style:style>
    <style:style style:name="T88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89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90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91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92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93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94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95" style:parent-style-name="Car.predefinitoparagrafo" style:family="text">
      <style:text-properties style:font-name="Liberation Sans" fo:font-size="10pt" style:font-size-asian="10pt" style:font-size-complex="10pt"/>
    </style:style>
    <style:style style:name="T96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7" style:parent-style-name="Car.predefinitoparagrafo" style:family="text">
      <style:text-properties style:font-name="Liberation Sans" fo:font-size="10pt" style:font-size-asian="10pt" style:font-size-complex="10pt"/>
    </style:style>
    <style:style style:name="P98" style:parent-style-name="Textbody" style:family="paragraph">
      <style:text-properties style:font-name="Liberation Sans" fo:font-size="10pt" style:font-size-asian="10pt" style:font-size-complex="10pt"/>
    </style:style>
    <style:style style:name="P99" style:parent-style-name="Textbody" style:family="paragraph">
      <style:text-properties style:font-name="Liberation Sans" fo:font-size="10pt" style:font-size-asian="10pt" style:font-size-complex="10pt"/>
    </style:style>
    <style:style style:name="P100" style:parent-style-name="Textbody" style:family="paragraph"/>
    <style:style style:name="T101" style:parent-style-name="Car.predefinitoparagrafo" style:family="text">
      <style:text-properties style:font-name="Liberation Sans" fo:font-size="10pt" style:font-size-asian="10pt" style:font-size-complex="10pt"/>
    </style:style>
    <style:style style:name="T102" style:parent-style-name="Car.predefinitoparagrafo" style:family="text">
      <style:text-properties style:font-name="Liberation Sans" fo:font-size="10pt" style:font-size-asian="10pt" style:font-size-complex="10pt"/>
    </style:style>
    <style:style style:name="T103" style:parent-style-name="Car.predefinitoparagrafo" style:family="text">
      <style:text-properties style:font-name="Liberation Sans" fo:font-style="italic" style:font-style-asian="italic" style:font-style-complex="italic" fo:font-size="10pt" style:font-size-asian="10pt" style:font-size-complex="10pt"/>
    </style:style>
    <style:style style:name="T104" style:parent-style-name="Car.predefinitoparagrafo" style:family="text">
      <style:text-properties style:font-name="Liberation Sans" fo:font-size="10pt" style:font-size-asian="10pt" style:font-size-complex="10pt"/>
    </style:style>
    <style:style style:name="T105" style:parent-style-name="Car.predefinitoparagrafo" style:family="text">
      <style:text-properties style:font-name="Liberation Sans" fo:font-style="italic" style:font-style-asian="italic" style:font-style-complex="italic" fo:font-size="10pt" style:font-size-asian="10pt" style:font-size-complex="10pt"/>
    </style:style>
    <style:style style:name="T106" style:parent-style-name="Car.predefinitoparagrafo" style:family="text">
      <style:text-properties style:font-name="Liberation Sans" fo:font-size="10pt" style:font-size-asian="10pt" style:font-size-complex="10pt"/>
    </style:style>
    <style:style style:name="P107" style:parent-style-name="Textbody" style:family="paragraph"/>
    <style:style style:name="T108" style:parent-style-name="Car.predefinitoparagrafo" style:family="text">
      <style:text-properties style:font-name="Liberation Sans" fo:font-size="10pt" style:font-size-asian="10pt" style:font-size-complex="10pt" fo:language="en" fo:country="GB"/>
    </style:style>
    <style:style style:name="T109" style:parent-style-name="Car.predefinitoparagrafo" style:family="text">
      <style:text-properties style:font-name="Liberation Sans" fo:font-style="italic" style:font-style-asian="italic" style:font-style-complex="italic" fo:font-size="10pt" style:font-size-asian="10pt" style:font-size-complex="10pt" fo:language="en" fo:country="GB"/>
    </style:style>
    <style:style style:name="T110" style:parent-style-name="Car.predefinitoparagrafo" style:family="text">
      <style:text-properties style:font-name="Liberation Sans" fo:font-size="10pt" style:font-size-asian="10pt" style:font-size-complex="10pt" fo:language="en" fo:country="GB"/>
    </style:style>
    <style:style style:name="T111" style:parent-style-name="Car.predefinitoparagrafo" style:family="text">
      <style:text-properties style:font-name="Liberation Sans" fo:font-size="10pt" style:font-size-asian="10pt" style:font-size-complex="10pt" fo:language="en" fo:country="GB"/>
    </style:style>
    <style:style style:name="T112" style:parent-style-name="Car.predefinitoparagrafo" style:family="text">
      <style:text-properties style:font-name="Liberation Sans" fo:font-size="10pt" style:font-size-asian="10pt" style:font-size-complex="10pt" fo:language="en" fo:country="GB"/>
    </style:style>
    <style:style style:name="T113" style:parent-style-name="Car.predefinitoparagrafo" style:family="text">
      <style:text-properties style:font-name="Liberation Sans" fo:font-style="italic" style:font-style-asian="italic" style:font-style-complex="italic" fo:font-size="10pt" style:font-size-asian="10pt" style:font-size-complex="10pt" fo:language="en" fo:country="GB"/>
    </style:style>
    <style:style style:name="T114" style:parent-style-name="Car.predefinitoparagrafo" style:family="text">
      <style:text-properties style:font-name="Liberation Sans" fo:font-size="10pt" style:font-size-asian="10pt" style:font-size-complex="10pt" fo:language="en" fo:country="GB"/>
    </style:style>
    <style:style style:name="P115" style:parent-style-name="Textbody" style:family="paragraph">
      <style:text-properties style:font-name="Liberation Sans" fo:font-size="10pt" style:font-size-asian="10pt" style:font-size-complex="10pt"/>
    </style:style>
    <style:style style:name="P116" style:parent-style-name="Textbody" style:family="paragraph">
      <style:text-properties style:font-name="Liberation Sans" fo:font-size="10pt" style:font-size-asian="10pt" style:font-size-complex="10pt"/>
    </style:style>
    <style:style style:name="P117" style:parent-style-name="Textbody" style:family="paragraph">
      <style:text-properties style:font-name="Liberation Sans" fo:font-size="10pt" style:font-size-asian="10pt" style:font-size-complex="10pt"/>
    </style:style>
    <style:style style:name="P118" style:parent-style-name="Textbody" style:family="paragraph">
      <style:text-properties style:font-name="Liberation Sans" fo:font-size="10pt" style:font-size-asian="10pt" style:font-size-complex="10pt"/>
    </style:style>
    <style:style style:name="P119" style:parent-style-name="Textbody" style:family="paragraph">
      <style:text-properties style:font-name="Liberation Sans" fo:font-size="10pt" style:font-size-asian="10pt" style:font-size-complex="10pt"/>
    </style:style>
    <style:style style:name="P120" style:parent-style-name="Textbody" style:family="paragraph"/>
    <style:style style:name="T121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T122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23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P124" style:parent-style-name="Textbody" style:family="paragraph">
      <style:text-properties style:font-name="Liberation Sans" fo:font-size="10pt" style:font-size-asian="10pt" style:font-size-complex="10pt"/>
    </style:style>
    <style:style style:name="P125" style:parent-style-name="Textbody" style:family="paragraph"/>
    <style:style style:name="T126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27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P128" style:parent-style-name="Textbody" style:family="paragraph">
      <style:text-properties fo:language="en" fo:country="GB"/>
    </style:style>
    <style:style style:name="P129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130" style:parent-style-name="Textbody" style:family="paragraph">
      <style:paragraph-properties fo:margin-left="0.4923in">
        <style:tab-stops/>
      </style:paragraph-properties>
      <style:text-properties style:font-name="Liberation Sans" fo:font-size="10pt" style:font-size-asian="10pt" style:font-size-complex="10pt"/>
    </style:style>
    <style:style style:name="P131" style:parent-style-name="Textbody" style:family="paragraph">
      <style:paragraph-properties fo:margin-left="0.4923in">
        <style:tab-stops/>
      </style:paragraph-properties>
      <style:text-properties style:font-name="Liberation Sans" fo:font-size="10pt" style:font-size-asian="10pt" style:font-size-complex="10pt"/>
    </style:style>
    <style:style style:name="P132" style:parent-style-name="Textbody" style:family="paragraph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P133" style:parent-style-name="Textbody" style:family="paragraph">
      <style:text-properties style:font-name="Liberation Sans" fo:font-weight="bold" style:font-weight-asian="bold" style:font-weight-complex="bold" fo:font-size="10pt" style:font-size-asian="10pt" style:font-size-complex="10pt"/>
    </style:style>
    <style:style style:name="P134" style:parent-style-name="Textbody" style:family="paragraph">
      <style:paragraph-properties fo:margin-left="0.4923in">
        <style:tab-stops/>
      </style:paragraph-properties>
      <style:text-properties style:font-name="Liberation Sans" fo:font-size="10pt" style:font-size-asian="10pt" style:font-size-complex="10pt"/>
    </style:style>
    <style:style style:name="P135" style:parent-style-name="Textbody" style:family="paragraph">
      <style:paragraph-properties fo:margin-left="0.4923in">
        <style:tab-stops/>
      </style:paragraph-properties>
    </style:style>
    <style:style style:name="T136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37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138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39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0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1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2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3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144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5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6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7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148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49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50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151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52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153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T154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GB"/>
    </style:style>
    <style:style style:name="T155" style:parent-style-name="Car.predefinitoparagrafo" style:family="text">
      <style:text-properties style:font-name="Liberation Sans" fo:font-weight="bold" style:font-weight-asian="bold" style:font-weight-complex="bold" fo:font-size="10pt" style:font-size-asian="10pt" style:font-size-complex="10pt" fo:language="en" fo:country="GB"/>
    </style:style>
    <style:style style:name="P156" style:parent-style-name="PreformattedText" style:family="paragraph">
      <style:paragraph-properties fo:line-height="115%"/>
      <style:text-properties style:font-name="Liberation Sans"/>
    </style:style>
    <style:style style:name="P157" style:parent-style-name="PreformattedText" style:family="paragraph">
      <style:paragraph-properties fo:line-height="115%"/>
      <style:text-properties style:font-name="Liberation Sans"/>
    </style:style>
    <style:style style:name="P158" style:parent-style-name="PreformattedText" style:family="paragraph">
      <style:paragraph-properties fo:line-height="115%"/>
      <style:text-properties style:font-name="Liberation Sans"/>
    </style:style>
    <style:style style:name="P159" style:parent-style-name="PreformattedText" style:family="paragraph">
      <style:paragraph-properties fo:line-height="115%" fo:margin-left="0.4923in">
        <style:tab-stops/>
      </style:paragraph-properties>
    </style:style>
    <style:style style:name="T160" style:parent-style-name="Car.predefinitoparagrafo" style:family="text">
      <style:text-properties style:font-name="Liberation Sans"/>
    </style:style>
    <style:style style:name="T161" style:parent-style-name="Car.predefinitoparagrafo" style:family="text">
      <style:text-properties style:font-name="Liberation Sans"/>
    </style:style>
    <style:style style:name="T162" style:parent-style-name="Car.predefinitoparagrafo" style:family="text">
      <style:text-properties style:font-name="Liberation Sans" fo:font-style="italic" style:font-style-asian="italic" style:font-style-complex="italic"/>
    </style:style>
    <style:style style:name="T163" style:parent-style-name="Car.predefinitoparagrafo" style:family="text">
      <style:text-properties style:font-name="Liberation Sans"/>
    </style:style>
    <style:style style:name="P164" style:parent-style-name="PreformattedText" style:family="paragraph">
      <style:paragraph-properties fo:line-height="115%" fo:margin-left="0.4923in">
        <style:tab-stops/>
      </style:paragraph-properties>
    </style:style>
    <style:style style:name="T165" style:parent-style-name="Car.predefinitoparagrafo" style:family="text">
      <style:text-properties style:font-name="Liberation Sans"/>
    </style:style>
    <style:style style:name="T166" style:parent-style-name="Car.predefinitoparagrafo" style:family="text">
      <style:text-properties style:font-name="Liberation Sans" fo:font-style="italic" style:font-style-asian="italic" style:font-style-complex="italic"/>
    </style:style>
    <style:style style:name="T167" style:parent-style-name="Car.predefinitoparagrafo" style:family="text">
      <style:text-properties style:font-name="Liberation Sans" fo:font-style="italic" style:font-style-asian="italic" style:font-style-complex="italic"/>
    </style:style>
    <style:style style:name="P168" style:parent-style-name="PreformattedText" style:family="paragraph">
      <style:paragraph-properties fo:line-height="115%" fo:margin-left="0.4923in">
        <style:tab-stops/>
      </style:paragraph-properties>
    </style:style>
    <style:style style:name="T169" style:parent-style-name="Car.predefinitoparagrafo" style:family="text">
      <style:text-properties style:font-name="Liberation Sans"/>
    </style:style>
    <style:style style:name="T170" style:parent-style-name="Car.predefinitoparagrafo" style:family="text">
      <style:text-properties style:font-name="Liberation Sans" fo:font-style="italic" style:font-style-asian="italic" style:font-style-complex="italic"/>
    </style:style>
    <style:style style:name="T171" style:parent-style-name="Car.predefinitoparagrafo" style:family="text">
      <style:text-properties style:font-name="Liberation Sans"/>
    </style:style>
    <style:style style:name="P172" style:parent-style-name="PreformattedText" style:family="paragraph">
      <style:paragraph-properties fo:line-height="115%" fo:margin-left="0.4923in">
        <style:tab-stops/>
      </style:paragraph-properties>
    </style:style>
    <style:style style:name="T173" style:parent-style-name="Car.predefinitoparagrafo" style:family="text">
      <style:text-properties style:font-name="Liberation Sans"/>
    </style:style>
    <style:style style:name="P174" style:parent-style-name="PreformattedText" style:family="paragraph">
      <style:paragraph-properties fo:line-height="115%" fo:margin-left="0.4923in">
        <style:tab-stops/>
      </style:paragraph-properties>
    </style:style>
    <style:style style:name="T175" style:parent-style-name="Car.predefinitoparagrafo" style:family="text">
      <style:text-properties style:font-name="Liberation Sans"/>
    </style:style>
    <style:style style:name="P176" style:parent-style-name="PreformattedText" style:family="paragraph">
      <style:paragraph-properties fo:line-height="115%" fo:margin-left="0.4923in">
        <style:tab-stops/>
      </style:paragraph-properties>
    </style:style>
    <style:style style:name="T177" style:parent-style-name="Car.predefinitoparagrafo" style:family="text">
      <style:text-properties style:font-name="Liberation Sans"/>
    </style:style>
    <style:style style:name="P178" style:parent-style-name="PreformattedText" style:family="paragraph">
      <style:paragraph-properties fo:line-height="115%" fo:margin-left="0.2423in">
        <style:tab-stops/>
      </style:paragraph-properties>
      <style:text-properties style:font-name="Liberation Sans"/>
    </style:style>
    <style:style style:name="P179" style:parent-style-name="PreformattedText" style:family="paragraph">
      <style:paragraph-properties fo:line-height="115%" fo:margin-left="0.2423in">
        <style:tab-stops/>
      </style:paragraph-properties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P180" style:parent-style-name="PreformattedText" style:family="paragraph">
      <style:paragraph-properties fo:line-height="115%" fo:margin-left="0.2423in">
        <style:tab-stops/>
      </style:paragraph-properties>
    </style:style>
    <style:style style:name="T181" style:parent-style-name="Car.predefinitoparagrafo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182" style:parent-style-name="Car.predefinitoparagrafo" style:family="text">
      <style:text-properties style:font-name="Liberation Sans"/>
    </style:style>
    <style:style style:name="P183" style:parent-style-name="PreformattedText" style:family="paragraph">
      <style:paragraph-properties fo:line-height="115%" fo:margin-left="0.2423in">
        <style:tab-stops/>
      </style:paragraph-properties>
    </style:style>
    <style:style style:name="T184" style:parent-style-name="Car.predefinitoparagrafo" style:family="text">
      <style:text-properties style:font-name="Liberation Sans"/>
    </style:style>
    <style:style style:name="T185" style:parent-style-name="Car.predefinitoparagrafo" style:family="text">
      <style:text-properties style:font-name="Liberation Sans"/>
    </style:style>
    <style:style style:name="T186" style:parent-style-name="Car.predefinitoparagrafo" style:family="text">
      <style:text-properties style:font-name="Liberation Sans" fo:font-weight="bold" style:font-weight-asian="bold" style:font-weight-complex="bold"/>
    </style:style>
    <style:style style:name="T187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/>
    </style:style>
    <style:style style:name="T188" style:parent-style-name="Car.predefinitoparagrafo" style:family="text">
      <style:text-properties style:font-name="Liberation Sans" fo:font-weight="bold" style:font-weight-asian="bold" style:font-weight-complex="bold"/>
    </style:style>
    <style:style style:name="T189" style:parent-style-name="Car.predefinitoparagrafo" style:family="text">
      <style:text-properties style:font-name="Liberation Sans" fo:font-weight="bold" style:font-weight-asian="bold" style:font-weight-complex="bold" fo:font-size="12pt" style:font-size-asian="12pt" style:font-size-complex="12pt"/>
    </style:style>
    <style:style style:name="T190" style:parent-style-name="Car.predefinitoparagrafo" style:family="text">
      <style:text-properties style:font-name="Liberation Sans" fo:font-weight="bold" style:font-weight-asian="bold" style:font-weight-complex="bold"/>
    </style:style>
    <style:style style:name="T191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/>
    </style:style>
    <style:style style:name="T192" style:parent-style-name="Car.predefinitoparagrafo" style:family="text">
      <style:text-properties style:font-name="Liberation Sans" fo:font-weight="bold" style:font-weight-asian="bold" style:font-weight-complex="bold"/>
    </style:style>
    <style:style style:name="T193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/>
    </style:style>
    <style:style style:name="T194" style:parent-style-name="Car.predefinitoparagrafo" style:family="text">
      <style:text-properties style:font-name="Liberation Sans" fo:font-weight="bold" style:font-weight-asian="bold" style:font-weight-complex="bold" fo:font-style="italic" style:font-style-asian="italic" style:font-style-complex="italic"/>
    </style:style>
    <style:style style:name="P195" style:parent-style-name="PreformattedText" style:family="paragraph">
      <style:paragraph-properties fo:line-height="115%"/>
    </style:style>
    <style:style style:name="T196" style:parent-style-name="Car.predefinitoparagrafo" style:family="text">
      <style:text-properties style:font-name="Liberation Sans" fo:font-weight="bold" style:font-weight-asian="bold" style:font-weight-complex="bold"/>
    </style:style>
    <style:style style:name="T197" style:parent-style-name="Car.predefinitoparagrafo" style:family="text">
      <style:text-properties style:font-name="Liberation Sans"/>
    </style:style>
    <style:style style:name="T198" style:parent-style-name="Car.predefinitoparagrafo" style:family="text">
      <style:text-properties style:font-name="Liberation Sans" fo:font-weight="bold" style:font-weight-asian="bold" style:font-weight-complex="bold"/>
    </style:style>
    <style:style style:name="T199" style:parent-style-name="Car.predefinitoparagrafo" style:family="text">
      <style:text-properties style:font-name="Liberation Sans"/>
    </style:style>
    <style:style style:name="T200" style:parent-style-name="Car.predefinitoparagrafo" style:family="text">
      <style:text-properties style:font-name="Liberation Sans"/>
    </style:style>
    <style:style style:name="P201" style:parent-style-name="PreformattedText" style:family="paragraph">
      <style:paragraph-properties fo:line-height="115%" fo:margin-left="1.25in">
        <style:tab-stops/>
      </style:paragraph-properties>
      <style:text-properties style:font-name="Liberation Sans" fo:font-weight="bold" style:font-weight-asian="bold" style:font-weight-complex="bold"/>
    </style:style>
    <style:style style:name="P202" style:parent-style-name="PreformattedText" style:family="paragraph">
      <style:paragraph-properties fo:line-height="115%"/>
    </style:style>
    <style:style style:name="T203" style:parent-style-name="Car.predefinitoparagrafo" style:family="text">
      <style:text-properties style:font-name="Liberation Sans"/>
    </style:style>
    <style:style style:name="T204" style:parent-style-name="Car.predefinitoparagrafo" style:family="text">
      <style:text-properties style:font-name="Liberation Sans" fo:font-style="italic" style:font-style-asian="italic" style:font-style-complex="italic"/>
    </style:style>
    <style:style style:name="P205" style:parent-style-name="PreformattedText" style:family="paragraph">
      <style:paragraph-properties fo:line-height="115%"/>
    </style:style>
    <style:style style:name="T206" style:parent-style-name="Car.predefinitoparagrafo" style:family="text">
      <style:text-properties style:font-name="Liberation Sans" fo:font-style="italic" style:font-style-asian="italic" style:font-style-complex="italic"/>
    </style:style>
    <style:style style:name="T207" style:parent-style-name="Car.predefinitoparagrafo" style:family="text">
      <style:text-properties style:font-name="Liberation Sans"/>
    </style:style>
    <style:style style:name="P208" style:parent-style-name="PreformattedText" style:family="paragraph">
      <style:paragraph-properties fo:line-height="115%"/>
      <style:text-properties style:font-name="Liberation Sans" fo:font-weight="bold" style:font-weight-asian="bold" style:font-weight-complex="bold"/>
    </style:style>
    <style:style style:name="P209" style:parent-style-name="PreformattedText" style:family="paragraph">
      <style:paragraph-properties fo:line-height="115%" fo:margin-left="0.2423in">
        <style:tab-stops/>
      </style:paragraph-properties>
      <style:text-properties style:font-name="Liberation Sans" fo:font-weight="bold" style:font-weight-asian="bold" style:font-weight-complex="bold" fo:font-style="italic" style:font-style-asian="italic" style:font-style-complex="italic"/>
    </style:style>
    <style:style style:name="P210" style:parent-style-name="Textbody" style:family="paragraph">
      <style:text-properties fo:font-size="10pt" style:font-size-asian="10pt" style:font-size-complex="10pt"/>
    </style:style>
    <style:style style:name="P211" style:parent-style-name="Textbody" style:family="paragraph">
      <style:text-properties fo:font-size="10pt" style:font-size-asian="10pt" style:font-size-complex="10pt"/>
    </style:style>
    <style:style style:name="P212" style:parent-style-name="Textbody" style:family="paragraph">
      <style:text-properties fo:font-size="10pt" style:font-size-asian="10pt" style:font-size-complex="10pt"/>
    </style:style>
    <style:style style:name="P213" style:parent-style-name="Textbody" style:family="paragraph">
      <style:text-properties fo:font-size="10pt" style:font-size-asian="10pt" style:font-size-complex="10pt"/>
    </style:style>
    <style:style style:name="P214" style:parent-style-name="PreformattedText" style:family="paragraph">
      <style:paragraph-properties fo:line-height="115%"/>
      <style:text-properties style:font-name="Liberation Serif"/>
    </style:style>
  </office:automatic-styles>
  <office:body>
    <office:text text:use-soft-page-breaks="true">
      <text:p text:style-name="P1">Software tools</text:p>
      <text:p text:style-name="P2">Laboratorio per il corso di “Information Systems Security”</text:p>
      <text:p text:style-name="P3">Politecnico di Torino – A.A. 2023/24</text:p>
      <text:p text:style-name="P4"/>
      <text:h text:style-name="P5" text:outline-level="1">Nmap</text:h>
      <text:p text:style-name="P6"><text:span text:style-name="T7">Network and Port scanner (open source).<text:s/></text:span><text:span text:style-name="T8">É progettato per eseguire veloci diagnosi su grandi reti. Per esempio,<text:s/></text:span><text:span text:style-name="T9">permette di determinare quali tipo di sistema operativo si trova in un particolare network host e quali servizi di applicazioni sono attivi.</text:span></text:p>
      <text:list text:style-name="LFO1" text:continue-numbering="true">
        <text:list-item>
          <text:p text:style-name="P10">-sT: TCP SYN/Connect()/ACK/Window/Maimon scans (prova a stabilire una connessione TCP)</text:p>
        </text:list-item>
        <text:list-item>
          <text:p text:style-name="P11">-p: porta da eseguire lo scanning</text:p>
        </text:list-item>
        <text:list-item>
          <text:p text:style-name="P12">-O: abilita la rilevazione del sistema operativo</text:p>
        </text:list-item>
        <text:list-item>
          <text:p text:style-name="P13">-v: verbose</text:p>
        </text:list-item>
        <text:list-item>
          <text:p text:style-name="P14">-sV: tenta di scorpire le porte attive per determinare le informazioni su su servizio/versione, non fa ping ICMP</text:p>
        </text:list-item>
        <text:list-item>
          <text:p text:style-name="P15">-A: rileva il sistema operativo, versione, tipo di scansione effettuata e traceroute, si tratta di un’opzione che conduce il comando nmap a creare un scansione “Aggressiva” e va più a fondo di quando lo sia sV che è molto più blanda e “sintetica”<text:s/></text:p>
        </text:list-item>
      </text:list>
      <text:p text:style-name="P16"/>
      <text:h text:style-name="P17" text:outline-level="1">Ettercap</text:h>
      <text:p text:style-name="P18">Strumento open source che permette di eseguire attacchi<text:s/>man-in-the-middle e attacchi di sniffing in un Local Area Network (LAN).</text:p>
      <text:list text:style-name="LFO2" text:continue-numbering="true">
        <text:list-item>
          <text:p text:style-name="P19">-Tq: restituisce un risultato poco verboso, adatto per l’esecuzione da parte di scripts</text:p>
        </text:list-item>
        <text:list-item>
          <text:p text:style-name="P20">-T: testo semplice (only printf)</text:p>
        </text:list-item>
        <text:list-item>
          <text:p text:style-name="P21">-M: specifica il modulo (ad esempio -M arp farà un attacco ARP)</text:p>
        </text:list-item>
      </text:list>
      <text:h text:style-name="P22" text:outline-level="1">Wireshark</text:h>
      <text:p text:style-name="P23">Strumento open source (con interfaccia user friendly) che permette di catturare il traffico della rete.</text:p>
      <text:h text:style-name="P24" text:outline-level="1">GVM</text:h>
      <text:p text:style-name="P25">Strumento open source che permette di scannerizzare le vulnerabilità. Permette di rilevare nodi che sono soggetti a vulnerabilità software conosciuti, nonchè configurazioni insicure del servizio in esecuzione sul network host.</text:p>
      <text:h text:style-name="P26" text:outline-level="1">Apache2 - Web server</text:h>
      <text:p text:style-name="P27">Per far partire, fermare o riavviare il web server, usare il comando:</text:p>
      <text:p text:style-name="P28">sudo systemctl { start | stop | restart } apache2</text:p>
      <text:p text:style-name="P29"/>
      <text:p text:style-name="P30">La<text:s/>configurazione delle porte server (ad esempio la porta di ascolto) può essere trovata nel file:</text:p>
      <text:p text:style-name="P31">/etc/apache2/ports.conf</text:p>
      <text:h text:style-name="P32" text:outline-level="1">VSFTP - FTP server</text:h>
      <text:p text:style-name="P33">Per far partire, fermare o riavviare il FTP server, usare il comando:</text:p>
      <text:p text:style-name="P34">systemctl { start | stop | restart } vsftpd</text:p>
      <text:p text:style-name="P35"/>
      <text:p text:style-name="P36">La<text:s/>configurazione delle porte server possono essere trovate nel file:</text:p>
      <text:soft-page-break/>
      <text:p text:style-name="P37">/etc/vsftpd.conf</text:p>
      <text:p text:style-name="P38"/>
      <text:p text:style-name="P39">Per esempio, per cambiare la porta di ascolto a 201, devi aggiungere/modificare la linea</text:p>
      <text:p text:style-name="P40">listen port=201</text:p>
      <text:h text:style-name="P41" text:outline-level="1">SSH2 - SSH server</text:h>
      <text:p text:style-name="P42">Per far partire, fermare o riavviare il SSH server, usare il comando:</text:p>
      <text:p text:style-name="P43">sudo systemctl { start | stop | restart } ssh</text:p>
      <text:p text:style-name="P44"/>
      <text:p text:style-name="P45"><text:span text:style-name="T46">La configurazione della porta di ascolto del server si trova in<text:s/></text:span><text:span text:style-name="T47">/etc/ssh/sshd config</text:span><text:span text:style-name="T48">.</text:span></text:p>
      <text:p text:style-name="P49"/>
      <text:p text:style-name="P50">Prima di far partire il server per la prima volta, devi generare le chiavi dell’host con il<text:s/>comando:</text:p>
      <text:p text:style-name="P51">ssh-keygen -A</text:p>
      <text:h text:style-name="P52" text:outline-level="1">Exim - Mail server</text:h>
      <text:p text:style-name="P53">Per far partire, fermare o riavviare il mail server, usare il comando:</text:p>
      <text:p text:style-name="P54">sudo systemctl { start | stop | restart } exim4</text:p>
      <text:p text:style-name="P55"/>
      <text:p text:style-name="P56"><text:span text:style-name="T57">La configurazione delle porte può essere modificata nel file:<text:s/></text:span><text:span text:style-name="T58">/etc/default/exim4</text:span><text:span text:style-name="T59">.</text:span></text:p>
      <text:p text:style-name="P60">Using the arp commands</text:p>
      <text:p text:style-name="P61">You can delete an IP address from the ARP table by using the arp command with the -d option followed by</text:p>
      <text:p text:style-name="P62">the address to remove. For example, to delete the IP address 192.168.1.44:</text:p>
      <text:p text:style-name="P63">arp -d 192.168.1.44</text:p>
      <text:p text:style-name="P64">If you are not sure which IP address you<text:s/>are looking for, then you can look at the ARP table to check the IP</text:p>
      <text:p text:style-name="P65">against the MAC address by using the -e option. For example:</text:p>
      <text:p text:style-name="P66">arp -e</text:p>
      <text:p text:style-name="P67"/>
      <text:p text:style-name="P68">Use of IP</text:p>
      <text:p text:style-name="P69">The command ip is a powerful command that can be used to analyse and manipulate the routing of IP packets</text:p>
      <text:p text:style-name="P70">on<text:s/>a Linux machine.</text:p>
      <text:p text:style-name="P71"/>
      <text:p text:style-name="P72">It allows also to remove all the entries of an ARP table (this operation cannot be done in a single step with the</text:p>
      <text:p text:style-name="P73">arp command) with the following command:</text:p>
      <text:p text:style-name="P74">ip neigh flush all</text:p>
      <text:p text:style-name="P75">It is useful to add the flag -s (repeated twice) in order to print information about the result of the command:</text:p>
      <text:p text:style-name="P76">ip -s -s neigh flush all</text:p>
      <text:p text:style-name="P77">During the laboratory, you will need to execute commands that require root privileges. For this reason, we</text:p>
      <text:p text:style-name="P78">suggest you to switch to the super user with sudo su from the beginning of the practical exercises.</text:p>
      <text:p text:style-name="P79"/>
      <text:p text:style-name="P80"/>
      <text:p text:style-name="P81"/>
      <text:p text:style-name="P82"/>
      <text:p text:style-name="P83">(Lab2)</text:p>
      <text:h text:style-name="P84" text:outline-level="1">OPENSSL</text:h>
      <text:p text:style-name="P85">Ampia suite opensource di Apache, dedicata a funzioni di crittografia <text:s/>(Linux e Windows).<text:s/></text:p>
      <text:p text:style-name="P86">Di base viene usato con comandi specifici per quello che serve fare (crittografare, generazione di chiavi, digest e<text:s/>altro)</text:p>
      <text:p text:style-name="P87"><text:span text:style-name="T88">openssl<text:s/></text:span><text:span text:style-name="T89">command</text:span><text:span text:style-name="T90"><text:s/>[</text:span><text:span text:style-name="T91">command_opts</text:span><text:span text:style-name="T92">] [</text:span><text:span text:style-name="T93">command_args</text:span><text:span text:style-name="T94">]</text:span></text:p>
      <text:soft-page-break/>
      <text:p text:style-name="Textbody"><text:span text:style-name="T95">I comandi (</text:span><text:span text:style-name="T96">command</text:span><text:span text:style-name="T97">) tra cui scegliere sono:<text:s/></text:span></text:p>
      <text:list text:style-name="LFO3" text:continue-numbering="true">
        <text:list-item>
          <text:p text:style-name="P98">enc = per crittografare e decrittografare facendo uso di diversi cifrari simmetrici<text:s/></text:p>
        </text:list-item>
        <text:list-item>
          <text:p text:style-name="P99">dgst = consente di calcolare il digest di file tramite diversi<text:s/>algoritmi<text:s/></text:p>
        </text:list-item>
        <text:list-item>
          <text:p text:style-name="P100"><text:span text:style-name="T101">genrsa = usa algoritmo RSA per crittografia asimmetrica, genera coppie di chiavi RSA</text:span><text:span text:style-name="T102">, richiede il numero di bit per la generazione delle chiavi (</text:span><text:span text:style-name="T103">numbits</text:span><text:span text:style-name="T104">) e il file in cui salvare le chiavi (</text:span><text:span text:style-name="T105">filename</text:span><text:span text:style-name="T106">)</text:span></text:p>
          <text:list text:continue-numbering="true">
            <text:list-item>
              <text:p text:style-name="P107"><text:span text:style-name="T108">openssl <text:s/>genrsa <text:s/>[-out<text:s/></text:span><text:span text:style-name="T109">filename</text:span><text:span text:style-name="T110">] <text:s/></text:span><text:span text:style-name="T111"><text:s/></text:span><text:span text:style-name="T112">[</text:span><text:span text:style-name="T113">numbits</text:span><text:span text:style-name="T114">]</text:span></text:p>
            </text:list-item>
          </text:list>
        </text:list-item>
        <text:list-item>
          <text:p text:style-name="P115">rsa = gestione chiavi nelle operazioni di crittografia</text:p>
        </text:list-item>
        <text:list-item>
          <text:p text:style-name="P116">ecparam = gestione dei parametri dell’algoritmo EC</text:p>
        </text:list-item>
        <text:list-item>
          <text:p text:style-name="P117">ec = gestione delle chiavi dell’algoritmo EC</text:p>
        </text:list-item>
        <text:list-item>
          <text:p text:style-name="P118">pkeyutl =<text:s/>offre operazioni di crittografia/decrittografia asimmetriche, firma/verifica e scambio di chiavi tramite l’uso di algoritmi asimmetrici (RSA, DSA, Diffie-Hellman, Elliptic Curve)</text:p>
        </text:list-item>
        <text:list-item>
          <text:p text:style-name="P119">speed = offre misura della performance degli algoritmi implementati da OpenSSL secondo la sintassi</text:p>
          <text:list text:continue-numbering="true">
            <text:list-item>
              <text:p text:style-name="P120"><text:span text:style-name="T121">openssl speed [</text:span><text:span text:style-name="T122">nome_alg1 nome_alg2 …<text:s/></text:span><text:span text:style-name="T123">]</text:span></text:p>
            </text:list-item>
          </text:list>
        </text:list-item>
        <text:list-item>
          <text:p text:style-name="P124">rand = genera in modo pseudo-random file secondo la sintassi del comando</text:p>
          <text:list text:continue-numbering="true">
            <text:list-item>
              <text:p text:style-name="P125"><text:span text:style-name="T126">openssl rand -out<text:s/></text:span><text:span text:style-name="T127">nome_file num_byte</text:span></text:p>
            </text:list-item>
          </text:list>
        </text:list-item>
      </text:list>
      <text:p text:style-name="P128"/>
      <text:p text:style-name="P129">OpenSSL ENC</text:p>
      <text:p text:style-name="P130">Nello specifico:</text:p>
      <text:p text:style-name="P131"><text:tab/>Per ottenere la lista degli algoritmi supportati si usa uno dei seguenti comandi<text:s/></text:p>
      <text:list text:style-name="LFO5" text:continue-numbering="true">
        <text:list-item>
          <text:p text:style-name="P132">openssl enc -ciphers<text:s/></text:p>
        </text:list-item>
        <text:list-item>
          <text:p text:style-name="P133">openssl<text:s/>list -cipher-algorithms</text:p>
        </text:list-item>
      </text:list>
      <text:p text:style-name="P134">Utilizzo tipico di openssl enc come segue:</text:p>
      <text:p text:style-name="P135"><text:span text:style-name="T136">openssl enc [-</text:span><text:span text:style-name="T137">encryption_algorithm</text:span><text:span text:style-name="T138">]<text:s/></text:span><text:span text:style-name="T139"><text:s text:c="2"/></text:span><text:span text:style-name="T140">[-e]<text:s/></text:span><text:span text:style-name="T141"><text:s text:c="2"/></text:span><text:span text:style-name="T142">[-K<text:s/></text:span><text:span text:style-name="T143">chiave</text:span><text:span text:style-name="T144">]<text:s/></text:span><text:span text:style-name="T145"><text:s text:c="2"/></text:span><text:span text:style-name="T146">[-iv<text:s/></text:span><text:span text:style-name="T147">vector</text:span><text:span text:style-name="T148">]</text:span><text:span text:style-name="T149"><text:s text:c="3"/>[-in<text:s/></text:span><text:span text:style-name="T150">file_input</text:span><text:span text:style-name="T151">] <text:s text:c="29"/>[-out<text:s/></text:span><text:span text:style-name="T152">file_output</text:span><text:span text:style-name="T153">]</text:span><text:span text:style-name="T154"><text:s text:c="3"/></text:span><text:span text:style-name="T155">[-nopad] <text:s text:c="2"/>[-p]</text:span></text:p>
      <text:list text:style-name="LFO1" text:continue-numbering="true">
        <text:list-item>
          <text:p text:style-name="P156">-encryption_algorithm:<text:s/>è uno degli algoritmi simmetrici per la crittografia (-aes128, -aes-cbc-256, -rc4 e altri ancora)</text:p>
        </text:list-item>
        <text:list-item>
          <text:p text:style-name="P157">-e: parametro per specificare che si vuole crittografare</text:p>
        </text:list-item>
        <text:list-item>
          <text:p text:style-name="P158">-d: parametro per specificare che si vuole decriptare</text:p>
        </text:list-item>
        <text:list-item>
          <text:p text:style-name="P159"><text:span text:style-name="T160">-K</text:span><text:span text:style-name="T161">: per indicare la chiave che si vuole usare per crittografare/decriptare (operazione simmetrica), bisogna indicare la<text:s/></text:span><text:span text:style-name="T162">chiave</text:span><text:span text:style-name="T163">, solitamente corta<text:s/></text:span></text:p>
        </text:list-item>
        <text:list-item>
          <text:p text:style-name="P164"><text:span text:style-name="T165">-iv: indica e specifica il vettore di inizializzazione tramite il valore/stringa<text:s/></text:span><text:span text:style-name="T166">vector</text:span><text:span text:style-name="T167"><text:s/></text:span></text:p>
        </text:list-item>
        <text:list-item>
          <text:p text:style-name="P168"><text:span text:style-name="T169">-in: indica il file da crittografare/decriptare, nome dato dal parametro<text:s/></text:span><text:span text:style-name="T170">file_input<text:s/></text:span><text:span text:style-name="T171">(deve esistere)</text:span></text:p>
        </text:list-item>
        <text:list-item>
          <text:p text:style-name="P172"><text:span text:style-name="T173">-out: indica il file dentro il quale si inserisce il risultato dell’operazione di crittografia/decription (può essere un nuovo file)</text:span></text:p>
        </text:list-item>
        <text:list-item>
          <text:p text:style-name="P174"><text:span text:style-name="T175">-nopad: richiede la NON aggiunta del padding (per default esiste sempre padding)</text:span></text:p>
        </text:list-item>
        <text:list-item>
          <text:p text:style-name="P176"><text:span text:style-name="T177">-p: stampa la chiave e il vettore di inizializzazione (anche il sale se esiste) direttamente su std output (su schermo)</text:span></text:p>
        </text:list-item>
      </text:list>
      <text:p text:style-name="P178"/>
      <text:p text:style-name="P179">OpenSSL dgst</text:p>
      <text:p text:style-name="P180"><text:span text:style-name="T181"><text:tab/></text:span><text:span text:style-name="T182">Utilizzo del comando come segue:</text:span></text:p>
      <text:p text:style-name="P183"><text:span text:style-name="T184"><text:tab/></text:span><text:span text:style-name="T185"><text:tab/></text:span><text:span text:style-name="T186">openssl dgst <text:s text:c="2"/>[-</text:span><text:span text:style-name="T187">digest_alrogithm</text:span><text:span text:style-name="T188">] <text:s text:c="2"/></text:span><text:span text:style-name="T189"><text:s/></text:span><text:span text:style-name="T190">[-out<text:s/></text:span><text:span text:style-name="T191">output_file</text:span><text:span text:style-name="T192">] <text:s text:c="3"/></text:span><text:span text:style-name="T193">input_file(s)</text:span><text:span text:style-name="T194"><text:tab/></text:span></text:p>
      <text:soft-page-break/>
      <text:list text:style-name="LFO7" text:continue-numbering="true">
        <text:list-item>
          <text:p text:style-name="P195"><text:span text:style-name="T196">-</text:span><text:span text:style-name="T197">digest_algorithm<text:s/></text:span><text:span text:style-name="T198">:<text:s/></text:span><text:span text:style-name="T199">tipo di algoritmo utilizzato per creare il d</text:span><text:span text:style-name="T200">igest (-sha256, -sha3-512…). La lista dei digest presenti la si può trovare tramite il comando</text:span></text:p>
        </text:list-item>
      </text:list>
      <text:p text:style-name="P201">openssl list<text:s/><text:s/>-digest-comands</text:p>
      <text:list text:style-name="LFO6" text:continue-numbering="true">
        <text:list-item>
          <text:p text:style-name="P202"><text:span text:style-name="T203">-out: indica dove verrà salvato il risultato, nel file<text:s/></text:span><text:span text:style-name="T204">output_file</text:span></text:p>
        </text:list-item>
        <text:list-item>
          <text:p text:style-name="P205"><text:span text:style-name="T206">input_file:<text:s/></text:span><text:span text:style-name="T207">file da cui si vuole ottenere il digest. Si possono scegliere anche più file e il digest sarà cumulativo su tutti file. La modifica di uno comporterà la modifica della stringa di digest per qualsiasi algoritmo usato</text:span></text:p>
        </text:list-item>
      </text:list>
      <text:p text:style-name="P208"><text:tab/></text:p>
      <text:p text:style-name="P209"/>
      <text:p text:style-name="P210"/>
      <text:p text:style-name="P211"><text:s/></text:p>
      <text:p text:style-name="P212"><text:tab/><text:tab/></text:p>
      <text:p text:style-name="P213"/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ans" style:font-name-asian="Noto Sans" style:font-name-complex="Free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Liberation Sans" style:font-name-asian="Noto Sans" style:font-name-complex="Free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in" text:min-label-width="0.25in" text:list-level-position-and-space-mode="label-alignment">
          <style:list-level-label-alignment text:label-followed-by="listtab" fo:margin-left="2.234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in" text:min-label-width="0.25in" text:list-level-position-and-space-mode="label-alignment">
          <style:list-level-label-alignment text:label-followed-by="listtab" fo:margin-left="3.73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in" text:min-label-width="0.25in" text:list-level-position-and-space-mode="label-alignment">
          <style:list-level-label-alignment text:label-followed-by="listtab" fo:margin-left="5.234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ans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ftime  George Florin</dc:creator>
    <meta:creation-date>2023-10-16T13:46:00Z</meta:creation-date>
    <dc:date>2023-10-31T14:54:00Z</dc:date>
    <meta:template xlink:href="Normal" xlink:type="simple"/>
    <meta:editing-cycles>26</meta:editing-cycles>
    <meta:editing-duration>PT10320S</meta:editing-duration>
    <meta:document-statistic meta:page-count="4" meta:paragraph-count="13" meta:word-count="1043" meta:character-count="6978" meta:row-count="49" meta:non-whitespace-character-count="5948"/>
  </office:meta>
</office:document-meta>
</file>